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Utils.stripDuplicateAttributes( Node node , Node par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XMLUtils.endElement( ContentHandler contentHandler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tils.createElement( ContentHandler contentHandler , String localName , String string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Utils.valueOf( ContentHandler contentHandler ,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Utils.valueOf( ContentHandler contentHandler , Collection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Utils.startElement( ContentHandler contentHandler , String namespaceURI , String local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tils.serialize( org . apache . excalibur . xml . sax . XMLizable xml , Properties form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Utils.getConsumer( ContentHandle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tils.createElement( ContentHandler contentHandler , String localName , Attributes atts , String string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Utils.createElementNS( ContentHandler contentHandler , String namespaceURI , String localName , Attributes atts , String string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Utils.startElement( ContentHandler contentHandler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tils.createElementNS( ContentHandler contentHandler ,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Utils.valueOf( ContentHandler contentHandler , Object v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MLUtils.createElement( ContentHandler contentHandler , String local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Utils.createDefaultPropertiesForXML( boolean omitXMLDecla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Utils.valueOf( ContentHandler contentHandler , Node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Utils.startElement( ContentHandler contentHandler , String local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tils.valueOf( ContentHandler contentHandler , org . apache . excalibur . xml . sax . XMLizable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Utils.serializeNode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tils.createElement( ContentHandler contentHandler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Utils.getConsumer( ContentHandler ch , LexicalHandler l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Utils.endElement( ContentHandler contentHandler ,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tils.createElementNS( ContentHandler contentHandler , String namespaceURI , String local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Utils.data( ContentHandler contentHandler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tils.serializeNode( Node node , Properties forma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MLUtils.createElementNS( ContentHandler contentHandler , String namespaceURI , String localName , String string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Utils.createPropertiesForXML( boolean omitXMLDecla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Utils.startElement( ContentHandler contentHandler ,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